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44.73mm"/>
    </style:style>
    <style:style style:name="co11" style:family="table-column">
      <style:table-column-properties fo:break-before="auto" style:column-width="53.46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00.58mm"/>
    </style:style>
    <style:style style:name="co14" style:family="table-column">
      <style:table-column-properties fo:break-before="auto" style:column-width="61.89mm"/>
    </style:style>
    <style:style style:name="co15" style:family="table-column">
      <style:table-column-properties fo:break-before="auto" style:column-width="31.4mm"/>
    </style:style>
    <style:style style:name="co16" style:family="table-column">
      <style:table-column-properties fo:break-before="auto" style:column-width="70.89mm"/>
    </style:style>
    <style:style style:name="co1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z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_simd</text:p>
          </table:table-cell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_simd</text:p>
          </table:table-cell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_simd</text:p>
          </table:table-cell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simd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2"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factorial</text:p>
          </table:table-cell>
          <table:table-cell office:value-type="string" calcext:value-type="string">
            <text:p>test_template_factorial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simd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a</text:p>
          </table:table-cell>
          <table:table-cell office:value-type="string" calcext:value-type="string">
            <text:p>fma(x, y, z) or x * y + z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extra.fma</text:p>
          </table:table-cell>
          <table:table-cell/>
          <table:table-cell table:number-columns-repeated="2" office:value-type="string" calcext:value-type="string">
            <text:p>fma</text:p>
          </table:table-cell>
          <table:table-cell office:value-type="string" calcext:value-type="string">
            <text:p>template_mathfunc_3</text:p>
          </table:table-cell>
          <table:table-cell office:value-type="string" calcext:value-type="string">
            <text:p>test_template_f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 office:value-type="string" calcext:value-type="string">
            <text:p>-2.0, -1.0, 1.0, 2.0</text:p>
          </table:table-cell>
          <table:table-cell/>
          <table:table-cell table:number-columns-repeated="3" office:value-type="string" calcext:value-type="string">
            <text:p>nan_data_error_fma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2"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simd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simd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00-00-00</text:date>, <text:time style:data-style-name="N2" text:time-value="00:21:45.953216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00:22:12.540239523</dc:date>
    <meta:generator>LibreOffice/6.0.7.3$Linux_X86_64 LibreOffice_project/00m0$Build-3</meta:generator>
    <meta:editing-duration>P19DT16H35M10S</meta:editing-duration>
    <meta:editing-cycles>1170</meta:editing-cycles>
    <meta:document-statistic meta:table-count="2" meta:cell-count="869" meta:object-count="0"/>
  </office:meta>
</office:document-meta>
</file>